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Element.registryHasElem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reteElement.addElementToRegistry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Element.addElementToRegistry( String name , Element element , boolean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reteElement.addElementToRegistry( Element element , boolean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reteElement.addElementToRegistry( String name , String value , boolean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reteElement.output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reteElement.searchAutoGenerated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reteElement.removeElementFromRegistr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reteElement.addElementToRegistry( String value , boolean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reteElement.removeElementFromRegistry(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creteElement.output( Outpu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creteElement.key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creteElement.addElementToRegistry( String name , 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creteElement.output( OutputStream out , ConcreteElement c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ConcreteElement.Concret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creteElemen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Element.addElementToRegistry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reteElement.registryHas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Element.clo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creteElement.isAutoGenerat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Element.getElemen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reteElement.addElementToRegistr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reteElement.output( PrintWriter ou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ConcreteElement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